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1d6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1d6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1d6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1d6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1d6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1d6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1d6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1d6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1d6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1d6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1d6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1d6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1d6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1d6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1d6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1d6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1d6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Henry Josè  Ortiz Leonett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9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5213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orvis Evelyn  Leonett Aray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8131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7.3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2" meta:non-whitespace-character-count="992"/>
    <meta:template xlink:type="simple" xlink:actuate="onRequest" xlink:title="Normal" xlink:href=""/>
  </office:meta>
</office:document-meta>
</file>